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20pt" officeooo:rsid="0012c6f5" officeooo:paragraph-rsid="0012c6f5" style:font-size-asian="17.5pt" style:font-size-complex="20pt"/>
    </style:style>
    <style:style style:name="P2" style:family="paragraph" style:parent-style-name="Standard">
      <style:paragraph-properties fo:text-align="center" style:justify-single-word="false"/>
      <style:text-properties fo:font-size="15pt" officeooo:rsid="0012c6f5" officeooo:paragraph-rsid="0012c6f5" style:font-size-asian="13.1000003814697pt" style:font-size-complex="15pt"/>
    </style:style>
    <style:style style:name="P3" style:family="paragraph" style:parent-style-name="Standard">
      <style:paragraph-properties fo:text-align="center" style:justify-single-word="false"/>
      <style:text-properties fo:font-size="15pt" officeooo:rsid="001aa960" officeooo:paragraph-rsid="001aa960" style:font-size-asian="13.1000003814697pt" style:font-size-complex="15pt"/>
    </style:style>
    <style:style style:name="P4" style:family="paragraph" style:parent-style-name="Standard">
      <style:paragraph-properties fo:text-align="start" style:justify-single-word="false"/>
      <style:text-properties fo:font-size="20pt" officeooo:rsid="0012c6f5" officeooo:paragraph-rsid="0012c6f5" style:font-size-asian="17.5pt" style:font-size-complex="20pt"/>
    </style:style>
    <style:style style:name="P5" style:family="paragraph" style:parent-style-name="Standard">
      <style:paragraph-properties fo:text-align="start" style:justify-single-word="false"/>
      <style:text-properties fo:font-size="18pt" fo:font-weight="bold" officeooo:rsid="0012c6f5" officeooo:paragraph-rsid="0012c6f5" style:font-size-asian="18pt" style:font-weight-asian="bold" style:font-size-complex="18pt" style:font-weight-complex="bold"/>
    </style:style>
    <style:style style:name="P6" style:family="paragraph" style:parent-style-name="Standard">
      <style:paragraph-properties fo:text-align="start" style:justify-single-word="false"/>
      <style:text-properties fo:font-size="14pt" fo:font-weight="normal" officeooo:rsid="0012c6f5" officeooo:paragraph-rsid="0012c6f5"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bold" officeooo:rsid="0012c6f5" officeooo:paragraph-rsid="0012c6f5" style:font-size-asian="12.25pt" style:font-weight-asian="bold" style:font-size-complex="14pt" style:font-weight-complex="bold"/>
    </style:style>
    <style:style style:name="P8" style:family="paragraph" style:parent-style-name="Standard">
      <style:paragraph-properties fo:text-align="start" style:justify-single-word="false"/>
      <style:text-properties fo:font-size="18pt" fo:font-weight="bold" officeooo:rsid="0018b9f0" officeooo:paragraph-rsid="0018b9f0" style:font-size-asian="15.75pt" style:font-weight-asian="bold" style:font-size-complex="18pt" style:font-weight-complex="bold"/>
    </style:style>
    <style:style style:name="P9" style:family="paragraph" style:parent-style-name="Standard">
      <style:paragraph-properties fo:text-align="start" style:justify-single-word="false"/>
      <style:text-properties fo:font-size="14pt" fo:font-weight="normal" officeooo:rsid="0018b9f0" officeooo:paragraph-rsid="0018b9f0"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11" style:family="paragraph" style:parent-style-name="Standard" style:list-style-name="L1">
      <style:paragraph-properties fo:text-align="start" style:justify-single-word="false"/>
      <style:text-properties fo:font-size="14pt" fo:font-weight="bold" officeooo:rsid="0018b9f0" officeooo:paragraph-rsid="0018b9f0" style:font-size-asian="12.25pt" style:font-weight-asian="bold" style:font-size-complex="14pt" style:font-weight-complex="bold"/>
    </style:style>
    <style:style style:name="P12" style:family="paragraph" style:parent-style-name="Standard" style:list-style-name="L1">
      <style:paragraph-properties fo:text-align="start" style:justify-single-word="false"/>
      <style:text-properties fo:font-size="14pt" fo:font-weight="bold" officeooo:rsid="001aa960" officeooo:paragraph-rsid="001c308e" style:font-size-asian="12.25pt" style:font-weight-asian="bold" style:font-size-complex="14pt" style:font-weight-complex="bold"/>
    </style:style>
    <style:style style:name="P13" style:family="paragraph" style:parent-style-name="Standard" style:list-style-name="L1">
      <style:paragraph-properties fo:text-align="start" style:justify-single-word="false"/>
      <style:text-properties fo:font-size="14pt" fo:font-weight="bold" officeooo:rsid="0018b9f0" officeooo:paragraph-rsid="001c308e" style:font-size-asian="12.25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1aa960" officeooo:paragraph-rsid="001aa960" style:font-size-asian="12.25pt" style:font-weight-asian="bold" style:font-size-complex="14pt" style:font-weight-complex="bold"/>
    </style:style>
    <style:style style:name="P15" style:family="paragraph" style:parent-style-name="Standard" style:list-style-name="L2">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6" style:family="paragraph" style:parent-style-name="Standard">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7" style:family="paragraph" style:parent-style-name="Standard">
      <style:paragraph-properties fo:text-align="start" style:justify-single-word="false"/>
      <style:text-properties fo:font-size="18pt" fo:font-weight="bold" officeooo:rsid="001aa960" officeooo:paragraph-rsid="001aa960" style:font-size-asian="18pt" style:font-weight-asian="bold" style:font-size-complex="18pt" style:font-weight-complex="bold"/>
    </style:style>
    <style:style style:name="P18" style:family="paragraph" style:parent-style-name="Standard" style:list-style-name="L3">
      <style:paragraph-properties fo:text-align="start" style:justify-single-word="false"/>
      <style:text-properties fo:font-size="14pt" fo:font-weight="normal" officeooo:rsid="001aa960" officeooo:paragraph-rsid="001aa960" style:font-size-asian="12.25pt" style:font-weight-asian="normal" style:font-size-complex="14pt" style:font-weight-complex="normal"/>
    </style:style>
    <style:style style:name="P19" style:family="paragraph" style:parent-style-name="Standard" style:list-style-name="L3">
      <style:paragraph-properties fo:text-align="start" style:justify-single-word="false"/>
      <style:text-properties fo:font-size="14pt" fo:font-weight="normal" officeooo:rsid="001c308e" officeooo:paragraph-rsid="001c308e" style:font-size-asian="12.25pt" style:font-weight-asian="normal" style:font-size-complex="14pt" style:font-weight-complex="normal"/>
    </style:style>
    <style:style style:name="P20" style:family="paragraph" style:parent-style-name="Standard">
      <style:paragraph-properties fo:text-align="start" style:justify-single-word="false"/>
      <style:text-properties fo:font-size="18pt" fo:font-weight="bold" officeooo:rsid="0018b9f0" officeooo:paragraph-rsid="0018b9f0" style:font-size-asian="18pt" style:font-weight-asian="bold" style:font-size-complex="18pt" style:font-weight-complex="bold"/>
    </style:style>
    <style:style style:name="T1" style:family="text">
      <style:text-properties officeooo:rsid="00154063"/>
    </style:style>
    <style:style style:name="T2" style:family="text">
      <style:text-properties officeooo:rsid="0017087f"/>
    </style:style>
    <style:style style:name="T3" style:family="text">
      <style:text-properties officeooo:rsid="001d15f2"/>
    </style:style>
    <style:style style:name="T4" style:family="text">
      <style:text-properties style:text-position="super 58%" officeooo:rsid="001c44a2"/>
    </style:style>
    <style:style style:name="T5" style:family="text">
      <style:text-properties officeooo:rsid="0018b9f0"/>
    </style:style>
    <style:style style:name="T6" style:family="text">
      <style:text-properties officeooo:rsid="001ed383"/>
    </style:style>
    <style:style style:name="T7" style:family="text">
      <style:text-properties fo:font-weight="normal" style:font-weight-asian="normal" style:font-weight-complex="normal"/>
    </style:style>
    <style:style style:name="T8" style:family="text">
      <style:text-properties fo:font-weight="normal" officeooo:rsid="0018b9f0" style:font-weight-asian="normal" style:font-weight-complex="normal"/>
    </style:style>
    <style:style style:name="T9" style:family="text">
      <style:text-properties fo:font-weight="normal" officeooo:rsid="001c308e" style:font-weight-asian="normal" style:font-weight-complex="normal"/>
    </style:style>
    <style:style style:name="T10" style:family="text">
      <style:text-properties fo:font-weight="normal" officeooo:rsid="001aa960" style:font-weight-asian="normal" style:font-weight-complex="normal"/>
    </style:style>
    <style:style style:name="T11" style:family="text">
      <style:text-properties officeooo:rsid="001c44a2"/>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Wi-Fi firmware for ESP32</text:p>
      <text:p text:style-name="P1"/>
      <text:p text:style-name="P2">Rafael Conceição, nº 41486, e-mail: <text:a xlink:type="simple" xlink:href="mailto:A41486@alunos.isel.pt" text:style-name="Internet_20_link" text:visited-style-name="Visited_20_Internet_20_Link">A41486@alunos.isel.pt</text:a> , tel.: 967568496</text:p>
      <text:p text:style-name="P2">Eduardo Tavares, nº 49454, e-mail: <text:a xlink:type="simple" xlink:href="mailto:A49454@alunos.isel.pt" text:style-name="Internet_20_link" text:visited-style-name="Visited_20_Internet_20_Link">A49454@alunos.isel.pt</text:a> , tel.: 912400426</text:p>
      <text:p text:style-name="P2"/>
      <text:p text:style-name="P2">Advisors:</text:p>
      <text:p text:style-name="P2">Diego Passos, e-mail: <text:a xlink:type="simple" xlink:href="mailto:diego.passos@isel.pt" text:style-name="Internet_20_link" text:visited-style-name="Visited_20_Internet_20_Link">diego.passos@isel.pt</text:a></text:p>
      <text:p text:style-name="P2">Fernanda Passos, e-mail: <text:a xlink:type="simple" xlink:href="mailto:fernanda.passos@isel.pt" text:style-name="Internet_20_link" text:visited-style-name="Visited_20_Internet_20_Link">fernanda.passos@isel.pt</text:a></text:p>
      <text:p text:style-name="P2"/>
      <text:p text:style-name="P3">March 2025</text:p>
      <text:p text:style-name="P2"/>
      <text:p text:style-name="P4"/>
      <text:p text:style-name="P5">Intr<text:span text:style-name="T1">o</text:span>duction</text:p>
      <text:p text:style-name="P6"/>
      <text:p text:style-name="P6"><text:tab/><text:span text:style-name="T2">There has been an increase in the density of wireless networks caused by the increase of mobile devices, sensors, and actuators. Due to these there is a necessity to be able to test new techni</text:span><text:span text:style-name="T3">ques</text:span><text:span text:style-name="T2"> and protocols for such environments, which can be quite costly.</text:span></text:p>
      <text:p text:style-name="P6"><text:tab/><text:span text:style-name="T2">This project will try to address this by creating a low cost platform to allow developers to experiment in high density wireless areas. The hardware used in this project is fairly limited, not being able to match any standard already defined on IEEE 802.11 </text:span><text:span text:style-name="T4">[1] [2]</text:span><text:span text:style-name="T2">, due to frequency and modulation of the signals required. Despite such limitations, our project’s implementation will still serve as a base for the spirit of WI-fi, </text:span><text:span text:style-name="T5">which can be used to test the efficacy of various related techni</text:span><text:span text:style-name="T3">ques</text:span><text:span text:style-name="T5">, with variations on the error rate an</text:span><text:span text:style-name="T3">d</text:span><text:span text:style-name="T5"> throughput derived from the hardware limitations mentioned before.</text:span></text:p>
      <text:p text:style-name="P6"><text:tab/><text:span text:style-name="T6">By the end of this project, we expect to have made communication possible between two nodes of our network, all while being able to respect the other’s turn to use the medium of transmission, therefore avoiding collision and interference.</text:span></text:p>
      <text:p text:style-name="P5"><text:span text:style-name="T7"/></text:p>
      <text:p text:style-name="P5">Tools</text:p>
      <text:p text:style-name="P7"><text:span text:style-name="T7"/></text:p>
      <text:p text:style-name="P6"><text:tab/>For this project we will use Arduino IDE as the development environment, an ESP32 board, and a C1101 as a radio. We will use the library provided by the advisors which will provide the drivers for the radio.</text:p>
      <text:p text:style-name="P7"><text:span text:style-name="T7"><text:tab/>The programming language used for this project will be C </text:span><text:span text:style-name="T8">and C++</text:span><text:span text:style-name="T7">.</text:span></text:p>
      <text:p text:style-name="P7"><text:span text:style-name="T7"/></text:p>
      <text:p text:style-name="P8">Requirements</text:p>
      <text:p text:style-name="P9"/>
      <text:p text:style-name="P10">Mandatory:</text:p>
      <text:list text:style-name="L1">
        <text:list-item>
          <text:p text:style-name="P11"><text:soft-page-break/><text:span text:style-name="T9">Implementation of </text:span><text:span text:style-name="T10">IEEE 802.11 </text:span><text:span text:style-name="T7">C</text:span><text:span text:style-name="T10">SMA/CA</text:span></text:p>
        </text:list-item>
        <text:list-item>
          <text:p text:style-name="P12"><text:span text:style-name="T9">Implementation of </text:span><text:span text:style-name="T7">IEEE 802.11 RTS/CTS</text:span></text:p>
        </text:list-item>
        <text:list-item>
          <text:p text:style-name="P12"><text:span text:style-name="T9">Implementation of </text:span><text:span text:style-name="T7">IEEE 802.11 NAV</text:span></text:p>
        </text:list-item>
        <text:list-item>
          <text:p text:style-name="P13"><text:span text:style-name="T9">Implementation of </text:span><text:span text:style-name="T10">IEEE 802.11 backoff exponential</text:span></text:p>
        </text:list-item>
        <text:list-item>
          <text:p text:style-name="P12"><text:span text:style-name="T9">Implementation of </text:span><text:span text:style-name="T7">RSSI</text:span></text:p>
        </text:list-item>
        <text:list-item>
          <text:p text:style-name="P12"><text:span text:style-name="T9">Implementation of a</text:span><text:span text:style-name="T7"> traffic generation module</text:span></text:p>
        </text:list-item>
      </text:list>
      <text:p text:style-name="P14">Optional:</text:p>
      <text:list text:style-name="L2">
        <text:list-item>
          <text:p text:style-name="P15">An application that allows for more fined tuned configuration of the nodes.</text:p>
        </text:list-item>
      </text:list>
      <text:p text:style-name="P16"/>
      <text:p text:style-name="P17">Milestones</text:p>
      <text:p text:style-name="P14"><text:span text:style-name="T7"/></text:p>
      <text:list text:style-name="L3">
        <text:list-item>
          <text:p text:style-name="P18">10/3 – Deliver the project proposal</text:p>
        </text:list-item>
        <text:list-item>
          <text:p text:style-name="P18">28/4 – Progress report</text:p>
        </text:list-item>
        <text:list-item>
          <text:p text:style-name="P18">2/6 – Beta delivery with preliminary report</text:p>
        </text:list-item>
        <text:list-item>
          <text:p text:style-name="P19">12/7 – Final delivery with final report, and presentation</text:p>
        </text:list-item>
      </text:list>
      <text:p text:style-name="P7"><text:span text:style-name="T7"/></text:p>
      <text:p text:style-name="P20">References</text:p>
      <text:p text:style-name="P9"><text:tab/>[1] "Tecnologias de Redes Sem Fio". RNP/ESR, 2016 (available at: <text:a xlink:type="simple" xlink:href="https://www.scribd.com/document/388714941/Tecnologias-de-redes-sem-fio-pdf" text:style-name="Internet_20_link" text:visited-style-name="Visited_20_Internet_20_Link">https://www.scribd.com/document/388714941/Tecnologias-de-redes-sem-fio-pdf</text:a>)</text:p>
      <text:p text:style-name="P9"/>
      <text:p text:style-name="P9"><text:tab/>[2] <text:span text:style-name="T11">Computer Networking: A Top Down Approach, by James F. Kurose and Keith W. Ross, 7</text:span><text:span text:style-name="T4">th</text:span><text:span text:style-name="T11"> Edition</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5T12:52:49.946970882</meta:creation-date>
    <dc:date>2025-03-05T17:37:09.391000000</dc:date>
    <meta:editing-duration>PT3H37M48S</meta:editing-duration>
    <meta:editing-cycles>5</meta:editing-cycles>
    <meta:generator>LibreOffice/24.8.3.2$Windows_X86_64 LibreOffice_project/48a6bac9e7e268aeb4c3483fcf825c94556d9f92</meta:generator>
    <meta:document-statistic meta:table-count="0" meta:image-count="0" meta:object-count="0" meta:page-count="2" meta:paragraph-count="32" meta:word-count="376" meta:character-count="2432" meta:non-whitespace-character-count="2088"/>
  </office:meta>
</office:document-meta>
</file>